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65f9f" officeooo:paragraph-rsid="00065f9f"/>
    </style:style>
    <style:style style:name="P2" style:family="paragraph" style:parent-style-name="Title">
      <style:text-properties style:font-name="Arial" fo:language="de" fo:country="AT"/>
    </style:style>
    <style:style style:name="P3" style:family="paragraph" style:parent-style-name="Text_20_body">
      <style:text-properties style:font-name="Arial" fo:language="de" fo:country="DE" officeooo:rsid="000164ee" officeooo:paragraph-rsid="000164ee"/>
    </style:style>
    <style:style style:name="P4" style:family="paragraph" style:parent-style-name="Text_20_body">
      <style:text-properties fo:color="#3465a4" style:font-name="Arial" fo:font-size="16.1000003814697pt" fo:language="de" fo:country="AT" fo:font-weight="bold" officeooo:rsid="000164ee" officeooo:paragraph-rsid="0003567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" style:family="paragraph" style:parent-style-name="Text_20_body">
      <style:text-properties fo:color="#3465a4" style:font-name="Arial" fo:font-size="16.1000003814697pt" fo:language="de" fo:country="AT" fo:font-weight="bold" officeooo:rsid="00032d33" officeooo:paragraph-rsid="00032d33" style:font-name-asian="Microsoft YaHei" style:font-size-asian="16.1000003814697pt" style:font-weight-asian="bold" style:font-name-complex="Mangal" style:font-size-complex="16.1000003814697pt" style:font-weight-complex="bold"/>
    </style:style>
    <style:style style:name="P6" style:family="paragraph" style:parent-style-name="Text_20_body">
      <style:text-properties fo:color="#3465a4" style:font-name="Arial" fo:font-size="16.1000003814697pt" fo:language="de" fo:country="AT" fo:font-weight="bold" officeooo:rsid="00032d33" officeooo:paragraph-rsid="0007242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" style:family="paragraph" style:parent-style-name="Heading_20_2">
      <style:text-properties fo:color="#3465a4" style:font-name="Arial" fo:language="de" fo:country="AT"/>
    </style:style>
    <style:style style:name="T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fo:font-size="12pt" fo:font-weight="normal" officeooo:rsid="00032d33" style:font-size-asian="12pt" style:font-weight-asian="normal" style:font-size-complex="12pt" style:font-weight-complex="normal"/>
    </style:style>
    <style:style style:name="T3" style:family="text">
      <style:text-properties fo:color="#000000" fo:font-size="12pt" fo:font-weight="normal" officeooo:rsid="00035671" style:font-size-asian="12pt" style:font-weight-asian="normal" style:font-size-complex="12pt" style:font-weight-complex="normal"/>
    </style:style>
    <style:style style:name="T4" style:family="text">
      <style:text-properties fo:color="#000000" fo:font-size="12pt" fo:font-weight="normal" officeooo:rsid="0003bfac" style:font-size-asian="12pt" style:font-weight-asian="normal" style:font-size-complex="12pt" style:font-weight-complex="normal"/>
    </style:style>
    <style:style style:name="T5" style:family="text">
      <style:text-properties fo:color="#000000" fo:font-size="12pt" fo:font-weight="normal" officeooo:rsid="00046af7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07242e" style:font-size-asian="12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08a02a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035671" style:font-size-asian="10.5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07242e" style:font-size-asian="10.5pt" style:font-weight-asian="normal" style:font-size-complex="12pt" style:font-weight-complex="normal"/>
    </style:style>
    <style:style style:name="T10" style:family="text">
      <style:text-properties officeooo:rsid="00032d33"/>
    </style:style>
    <style:style style:name="T11" style:family="text">
      <style:text-properties officeooo:rsid="000724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ktantrag</text:p>
      <text:h text:style-name="P7" text:outline-level="2">Projektname</text:h>
      <text:p text:style-name="P3"><text:tab/>Freizeitaktivitäten</text:p>
      <text:p text:style-name="P4"><text:span text:style-name="T10">Projektbeschreibung</text:span><text:line-break/><text:tab/><text:span text:style-name="T1">Es soll eine Webapplikation entstehen, </text:span><text:span text:style-name="T6">die</text:span><text:span text:style-name="T1"> Orte in deiner Nähe heraus filtern wie <text:tab/>Kinos, Bowlingcente</text:span><text:span text:style-name="T2">r</text:span><text:span text:style-name="T1"> oder </text:span><text:span text:style-name="T2">Freibäder </text:span><text:span text:style-name="T7">und eine Liste ausgibt</text:span><text:span text:style-name="T2">. Es soll eine kurze <text:tab/>Beschreibung, </text:span><text:span text:style-name="T4">Öffnungszeiten</text:span><text:span text:style-name="T2"> und Bewertung anderer User gezeigt werden. Eine <text:tab/>schnell und einfach Möglichkeit um eine Nachmittag mit <text:s/>seinen Freunden zu planen. <text:tab/></text:span><text:span text:style-name="T3">Niemand will sich durch viele Verschiedene Websites klicken um etwas passendes zu <text:tab/>finden. </text:span><text:span text:style-name="T4">Die Informationen werden aus der Google-Maps API entnommen.</text:span></text:p>
      <text:p text:style-name="P5">Projekthintergrund</text:p>
      <text:p text:style-name="P5"><text:tab/><text:span text:style-name="T1">Wenn man etwas neues mit seine Freunden oder der Familie unternehmen will<text:line-break/><text:tab/>aber nicht die Nerven hat lange nach etwas passendem zu </text:span><text:span text:style-name="T7">s</text:span><text:span text:style-name="T1">uchen, wäre es sehr <text:tab/>hilfreich alles in seiner Nähe direkt auf einen Blick zu sehen.</text:span></text:p>
      <text:p text:style-name="P5">Projekt<text:span text:style-name="T11">ergebnis</text:span></text:p>
      <text:p text:style-name="P5"><text:tab/><text:span text:style-name="T9">E</text:span><text:span text:style-name="T8">ine</text:span><text:span text:style-name="T3"> schnell</text:span><text:span text:style-name="T6">e</text:span><text:span text:style-name="T3"> und gut strukturierte Applikation, die einem seine Freizeitgestaltung <text:tab/>einfach macht </text:span><text:span text:style-name="T5">und die Planung erleichter</text:span><text:span text:style-name="T3">. Man soll Orte die man Besucht hat bewerten <text:tab/>und auch Kommentare verfassen können.</text:span></text:p>
      <text:p text:style-name="P6">Projekt<text:span text:style-name="T11">ziel</text:span></text:p>
      <text:p text:style-name="P6"><text:tab/><text:span text:style-name="T3">Die Menschen wieder mehr </text:span><text:span text:style-name="T6">dazu </text:span><text:span text:style-name="T3">bewegen neue Aktivitäten aus zu probiere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5f9f" officeooo:paragraph-rsid="00065f9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mmenda Manuel<text:tab/><text:tab/>14.10.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8-10-14T20:54:14.082000000</dc:date>
    <meta:editing-duration>PT22M49S</meta:editing-duration>
    <meta:editing-cycles>6</meta:editing-cycles>
    <meta:document-statistic meta:table-count="0" meta:image-count="0" meta:object-count="0" meta:page-count="1" meta:paragraph-count="11" meta:word-count="154" meta:character-count="1111" meta:non-whitespace-character-count="951"/>
  </office:meta>
</office:document-meta>
</file>